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-color="#ffffff" draw:opacity="100%" draw:textarea-horizontal-align="justify" draw:textarea-vertical-align="middle" draw:auto-grow-height="false" fo:min-height="0.646cm" fo:min-width="1.792cm" fo:padding-top="0.142cm" fo:padding-bottom="0.142cm" fo:padding-left="0.127cm" fo:padding-right="0.12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03cm" fo:min-width="1.088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3.945cm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862cm" fo:min-width="1.088cm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03cm" fo:min-width="3.945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solid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3cm" draw:fill="solid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158cm" fo:min-width="1.80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59cm" fo:min-width="1.804cm"/>
      <style:paragraph-properties style:writing-mode="lr-tb"/>
    </style:style>
    <style:style style:name="gr13" style:family="graphic" style:parent-style-name="objectwithoutfill">
      <style:graphic-properties draw:marker-end="Arrowheads_20_26" draw:marker-end-width="0.3cm" draw:fill="solid"/>
    </style:style>
    <style:style style:name="gr14" style:family="graphic" style:parent-style-name="objectwithoutfill">
      <style:graphic-properties draw:marker-end="Arrowheads_20_27" draw:marker-end-width="0.3cm" draw:fill="solid"/>
    </style:style>
    <style:style style:name="gr15" style:family="graphic" style:parent-style-name="standard">
      <style:graphic-properties draw:stroke="none" svg:stroke-color="#000000" draw:fill="none" draw:fill-color="#ffffff" fo:min-height="7.83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143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168cm" fo:min-width="1.80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4.262cm"/>
      <style:paragraph-properties style:writing-mode="lr-tb"/>
    </style:style>
    <style:style style:name="gr19" style:family="graphic" style:parent-style-name="objectwithoutfill">
      <style:graphic-properties draw:marker-end="Arrowheads_20_17" draw:marker-end-width="0.3cm" draw:fill="solid"/>
      <style:paragraph-properties style:writing-mode="lr-tb"/>
    </style:style>
    <style:style style:name="gr20" style:family="graphic" style:parent-style-name="standard">
      <style:graphic-properties/>
      <style:paragraph-properties style:writing-mode="lr-tb"/>
    </style:style>
    <style:style style:name="gr21" style:family="graphic" style:parent-style-name="objectwithoutfill">
      <style:graphic-properties draw:marker-end="Arrowheads_20_32" draw:marker-end-width="0.3cm" draw:fill="solid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168cm" fo:min-width="4.343cm"/>
      <style:paragraph-properties style:writing-mode="lr-tb"/>
    </style:style>
    <style:style style:name="gr23" style:family="graphic" style:parent-style-name="objectwithoutfill">
      <style:graphic-properties draw:marker-end="Arrowheads_20_37" draw:marker-end-width="0.3cm" draw:fill="solid"/>
    </style:style>
    <style:style style:name="gr24" style:family="graphic" style:parent-style-name="objectwithoutfill">
      <style:graphic-properties draw:marker-end="Arrowheads_20_38" draw:marker-end-width="0.3cm" draw:fill="solid"/>
      <style:paragraph-properties style:writing-mode="lr-tb"/>
    </style:style>
    <style:style style:name="gr25" style:family="graphic" style:parent-style-name="objectwithoutfill">
      <style:graphic-properties draw:marker-end="Arrowheads_20_39" draw:marker-end-width="0.3cm" draw:fill="none"/>
    </style:style>
    <style:style style:name="gr26" style:family="graphic" style:parent-style-name="objectwithoutfill">
      <style:graphic-properties draw:marker-end="Arrowheads_20_40" draw:marker-end-width="0.3cm" draw:fill="none"/>
    </style:style>
    <style:style style:name="gr27" style:family="graphic" style:parent-style-name="objectwithoutfill">
      <style:graphic-properties draw:marker-end="Arrowheads_20_42" draw:marker-end-width="0.3cm" draw:fill="none"/>
      <style:paragraph-properties style:writing-mode="lr-tb"/>
    </style:style>
    <style:style style:name="gr28" style:family="graphic" style:parent-style-name="objectwithoutfill">
      <style:graphic-properties draw:marker-end="Arrowheads_20_43" draw:marker-end-width="0.3cm" draw:fill="none"/>
    </style:style>
    <style:style style:name="gr29" style:family="graphic" style:parent-style-name="objectwithoutfill">
      <style:graphic-properties draw:marker-end="Arrowheads_20_44" draw:marker-end-width="0.3cm" draw:fill="none"/>
    </style:style>
    <style:style style:name="gr30" style:family="graphic" style:parent-style-name="standard">
      <style:graphic-properties draw:textarea-horizontal-align="justify" draw:textarea-vertical-align="middle" draw:auto-grow-height="false" fo:min-height="0.851cm" fo:min-width="2.438cm"/>
      <style:paragraph-properties style:writing-mode="lr-tb"/>
    </style:style>
    <style:style style:name="gr31" style:family="graphic" style:parent-style-name="objectwithoutfill">
      <style:graphic-properties draw:marker-end="Arrowheads_20_52" draw:marker-end-width="0.3cm" draw:fill="none"/>
      <style:paragraph-properties style:writing-mode="lr-tb"/>
    </style:style>
    <style:style style:name="gr32" style:family="graphic" style:parent-style-name="objectwithoutfill">
      <style:graphic-properties draw:marker-end="Arrowheads_20_53" draw:marker-end-width="0.3cm" draw:fill="none"/>
      <style:paragraph-properties style:writing-mode="lr-tb"/>
    </style:style>
    <style:style style:name="gr33" style:family="graphic" style:parent-style-name="objectwithoutfill">
      <style:graphic-properties draw:marker-end="Arrowheads_20_54" draw:marker-end-width="0.3cm" draw:fill="none"/>
    </style:style>
    <style:style style:name="gr34" style:family="graphic" style:parent-style-name="objectwithoutfill">
      <style:graphic-properties draw:marker-end="Arrowheads_20_55" draw:marker-end-width="0.3cm" draw:fill="none"/>
    </style:style>
    <style:style style:name="gr35" style:family="graphic" style:parent-style-name="objectwithoutfill">
      <style:graphic-properties draw:marker-end="Arrowheads_20_56" draw:marker-end-width="0.3cm" draw:fill="none"/>
    </style:style>
    <style:style style:name="gr36" style:family="graphic" style:parent-style-name="objectwithoutfill">
      <style:graphic-properties draw:marker-end="Arrowheads_20_57" draw:marker-end-width="0.3cm" draw:fill="none"/>
    </style:style>
    <style:style style:name="gr37" style:family="graphic" style:parent-style-name="objectwithoutfill">
      <style:graphic-properties draw:marker-end="Arrowheads_20_58" draw:marker-end-width="0.3cm" draw:fill="none"/>
    </style:style>
    <style:style style:name="gr38" style:family="graphic" style:parent-style-name="objectwithoutfill">
      <style:graphic-properties draw:marker-end="Arrowheads_20_59" draw:marker-end-width="0.3cm" draw:fill="none"/>
    </style:style>
    <style:style style:name="gr39" style:family="graphic" style:parent-style-name="objectwithoutfill">
      <style:graphic-properties draw:marker-end="Arrowheads_20_60" draw:marker-end-width="0.3cm" draw:fill="none"/>
    </style:style>
    <style:style style:name="gr40" style:family="graphic" style:parent-style-name="standard">
      <style:graphic-properties draw:textarea-horizontal-align="justify" draw:textarea-vertical-align="middle" draw:auto-grow-height="false" fo:min-height="0.851cm" fo:min-width="1.804cm"/>
      <style:paragraph-properties style:writing-mode="lr-tb"/>
    </style:style>
    <style:style style:name="gr41" style:family="graphic" style:parent-style-name="objectwithoutfill">
      <style:graphic-properties draw:marker-end="Arrowheads_20_67" draw:marker-end-width="0.3cm" draw:fill="none"/>
      <style:paragraph-properties style:writing-mode="lr-tb"/>
    </style:style>
    <style:style style:name="gr42" style:family="graphic" style:parent-style-name="objectwithoutfill">
      <style:graphic-properties draw:marker-end="Arrowheads_20_68" draw:marker-end-width="0.3cm" draw:fill="none"/>
      <style:paragraph-properties style:writing-mode="lr-tb"/>
    </style:style>
    <style:style style:name="gr43" style:family="graphic" style:parent-style-name="objectwithoutfill">
      <style:graphic-properties draw:marker-end="Arrowheads_20_69" draw:marker-end-width="0.3cm" draw:fill="none"/>
      <style:paragraph-properties style:writing-mode="lr-tb"/>
    </style:style>
    <style:style style:name="gr44" style:family="graphic" style:parent-style-name="objectwithoutfill">
      <style:graphic-properties draw:marker-end="Arrowheads_20_70" draw:marker-end-width="0.3cm" draw:fill="none"/>
      <style:paragraph-properties style:writing-mode="lr-tb"/>
    </style:style>
    <style:style style:name="gr45" style:family="graphic" style:parent-style-name="objectwithoutfill">
      <style:graphic-properties draw:marker-end="Arrowheads_20_71" draw:marker-end-width="0.3cm" draw:fill="none"/>
    </style:style>
    <style:style style:name="gr46" style:family="graphic" style:parent-style-name="objectwithoutfill">
      <style:graphic-properties draw:marker-end="Arrowheads_20_72" draw:marker-end-width="0.3cm" draw:fill="none"/>
    </style:style>
    <style:style style:name="gr47" style:family="graphic" style:parent-style-name="objectwithoutfill">
      <style:graphic-properties draw:marker-end="Arrowheads_20_73" draw:marker-end-width="0.3cm" draw:fill="none"/>
    </style:style>
    <style:style style:name="gr48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50" style:family="graphic" style:parent-style-name="standard">
      <style:graphic-properties draw:textarea-horizontal-align="justify" draw:textarea-vertical-align="middle" draw:auto-grow-height="false" fo:min-height="1.02cm" fo:min-width="1.406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1.02cm" fo:min-width="2.358cm"/>
      <style:paragraph-properties style:writing-mode="lr-tb"/>
    </style:style>
    <style:style style:name="gr52" style:family="graphic" style:parent-style-name="objectwithoutfill">
      <style:graphic-properties draw:marker-end="Arrowheads_20_10" draw:marker-end-width="0.3cm" draw:fill="solid"/>
      <style:paragraph-properties style:writing-mode="lr-tb"/>
    </style:style>
    <style:style style:name="gr53" style:family="graphic" style:parent-style-name="objectwithoutfill">
      <style:graphic-properties draw:marker-end="Arrowheads_20_11" draw:marker-end-width="0.3cm" draw:fill="solid"/>
      <style:paragraph-properties style:writing-mode="lr-tb"/>
    </style:style>
    <style:style style:name="gr54" style:family="graphic" style:parent-style-name="objectwithoutfill">
      <style:graphic-properties draw:marker-end="Arrowheads_20_12" draw:marker-end-width="0.3cm" draw:fill="solid"/>
    </style:style>
    <style:style style:name="gr55" style:family="graphic" style:parent-style-name="objectwithoutfill">
      <style:graphic-properties draw:marker-end="Arrowheads_20_13" draw:marker-end-width="0.3cm" draw:fill="solid"/>
    </style:style>
    <style:style style:name="gr56" style:family="graphic" style:parent-style-name="objectwithoutfill">
      <style:graphic-properties draw:marker-end="Arrowheads_20_14" draw:marker-end-width="0.3cm" draw:fill="solid"/>
    </style:style>
    <style:style style:name="gr57" style:family="graphic" style:parent-style-name="objectwithoutfill">
      <style:graphic-properties draw:marker-end="Arrowheads_20_15" draw:marker-end-width="0.3cm" draw:fill="solid"/>
    </style:style>
    <style:style style:name="gr58" style:family="graphic" style:parent-style-name="standard">
      <style:graphic-properties draw:textarea-horizontal-align="justify" draw:textarea-vertical-align="middle" draw:auto-grow-height="false" fo:min-height="0.907cm" fo:min-width="1.804cm"/>
      <style:paragraph-properties style:writing-mode="lr-tb"/>
    </style:style>
    <style:style style:name="gr59" style:family="graphic" style:parent-style-name="objectwithoutfill">
      <style:graphic-properties draw:marker-end="Arrowheads_20_29" draw:marker-end-width="0.3cm" draw:fill="solid"/>
    </style:style>
    <style:style style:name="gr60" style:family="graphic" style:parent-style-name="standard">
      <style:graphic-properties draw:textarea-horizontal-align="justify" draw:textarea-vertical-align="middle" draw:auto-grow-height="false" fo:min-height="1.168cm" fo:min-width="2.756cm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0.851cm" fo:min-width="4.343cm"/>
      <style:paragraph-properties style:writing-mode="lr-tb"/>
    </style:style>
    <style:style style:name="gr62" style:family="graphic" style:parent-style-name="standard">
      <style:graphic-properties draw:textarea-horizontal-align="left" draw:textarea-vertical-align="top" draw:auto-grow-height="false" fo:min-height="4.661cm" fo:min-width="4.343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3.073cm" fo:min-width="4.343cm"/>
      <style:paragraph-properties style:writing-mode="lr-tb"/>
    </style:style>
    <style:style style:name="gr64" style:family="graphic" style:parent-style-name="objectwithoutfill">
      <style:graphic-properties draw:marker-end="Arrowheads_20_74" draw:marker-end-width="0.3cm" draw:fill="none"/>
    </style:style>
    <style:style style:name="gr65" style:family="graphic" style:parent-style-name="objectwithoutfill">
      <style:graphic-properties draw:marker-end="Arrowheads_20_75" draw:marker-end-width="0.3cm" draw:fill="none"/>
    </style:style>
    <style:style style:name="P1" style:family="paragraph">
      <style:paragraph-properties fo:text-align="center" style:writing-mode="lr-tb"/>
      <style:text-properties fo:font-size="6pt" style:font-size-asian="6pt" style:font-size-complex="6pt"/>
    </style:style>
    <style:style style:name="P2" style:family="paragraph">
      <loext:graphic-properties draw:fill-color="#ffffff" draw:opacity="100%"/>
      <style:paragraph-properties fo:text-align="center" style:writing-mode="lr-tb"/>
      <style:text-properties fo:font-size="6pt" style:font-size-asian="6pt" style:font-size-complex="6p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solid"/>
      <style:paragraph-properties fo:text-align="center" style:writing-mode="lr-tb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none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2pt"/>
    </style:style>
    <style:style style:name="P13" style:family="paragraph">
      <loext:graphic-properties draw:fill="none" draw:fill-color="#ffffff"/>
      <style:text-properties fo:font-size="12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2" xml:id="id1" draw:id="id1" draw:layer="layout" svg:width="2.54cm" svg:height="1.27cm" svg:x="1.587cm" svg:y="1.27cm">
          <text:p text:style-name="P1"><text:span text:style-name="T1">sort_entry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2" draw:id="id2" draw:layer="layout" svg:width="3.175cm" svg:height="1.905cm" svg:x="1.27cm" svg:y="3.81cm">
          <text:p text:style-name="P3">If size &lt;= 3</text:p>
          <draw:enhanced-geometry svg:viewBox="0 0 21600 21600" draw:mirror-horizontal="false" draw:mirror-vertical="false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4" draw:layer="layout" svg:x1="2.857cm" svg:y1="2.54cm" svg:x2="2.858cm" svg:y2="3.81cm" draw:start-shape="id1" draw:start-glue-point="6" draw:end-shape="id2" draw:end-glue-point="4" svg:d="M2857 2540v631h1v639" svg:viewBox="0 0 2 1271">
          <text:p/>
        </draw:connector>
        <draw:custom-shape draw:style-name="gr4" draw:text-style-name="P3" xml:id="id3" draw:id="id3" draw:layer="layout" svg:width="4.445cm" svg:height="1.27cm" svg:x="6.985cm" svg:y="4.128cm">
          <text:p text:style-name="P3">sort_le_thre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6" draw:layer="layout" svg:x1="4.445cm" svg:y1="4.763cm" svg:x2="6.985cm" svg:y2="4.763cm" draw:start-shape="id2" draw:start-glue-point="7" draw:end-shape="id3" draw:end-glue-point="5" svg:d="M4445 4763h2540" svg:viewBox="0 0 2541 1">
          <text:p text:style-name="P5">Yes</text:p>
        </draw:connector>
        <draw:custom-shape draw:style-name="gr6" draw:text-style-name="P3" xml:id="id4" draw:id="id4" draw:layer="layout" svg:width="3.175cm" svg:height="2.222cm" svg:x="1.27cm" svg:y="6.985cm">
          <text:p text:style-name="P3">If size &lt;= 5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7" draw:layer="layout" svg:x1="2.858cm" svg:y1="5.715cm" svg:x2="2.858cm" svg:y2="6.985cm" draw:start-shape="id2" draw:start-glue-point="6" draw:end-shape="id4" draw:end-glue-point="4" svg:d="M2858 5715v1270" svg:viewBox="0 0 1 1271">
          <text:p text:style-name="P5">No</text:p>
        </draw:connector>
        <draw:custom-shape draw:style-name="gr8" draw:text-style-name="P3" xml:id="id5" draw:id="id5" draw:layer="layout" svg:width="4.445cm" svg:height="0.953cm" svg:x="6.985cm" svg:y="7.62cm">
          <text:p text:style-name="P3">sort_le_fiv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7" draw:layer="layout" svg:x1="4.445cm" svg:y1="8.096cm" svg:x2="6.985cm" svg:y2="8.097cm" draw:start-shape="id4" draw:start-glue-point="7" draw:end-shape="id5" draw:end-glue-point="5" svg:d="M4445 8096h1270v1h1270" svg:viewBox="0 0 2541 2">
          <text:p text:style-name="P5">Yes</text:p>
        </draw:connector>
        <draw:connector draw:style-name="gr10" draw:text-style-name="P7" draw:layer="layout" svg:x1="2.858cm" svg:y1="9.207cm" svg:x2="2.858cm" svg:y2="10.795cm" draw:start-shape="id4" draw:start-glue-point="6" draw:end-shape="id6" draw:end-glue-point="4" svg:d="M2858 9207v1588" svg:viewBox="0 0 1 1589">
          <text:p text:style-name="P5">No</text:p>
        </draw:connector>
        <draw:custom-shape draw:name="sort_ft_five" draw:style-name="gr8" draw:text-style-name="P3" xml:id="id6" draw:id="id6" draw:layer="layout" svg:width="4.445cm" svg:height="0.953cm" svg:x="0.635cm" svg:y="10.795cm">
          <text:p text:style-name="P3">sort_gt_fiv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3" xml:id="id7" draw:id="id7" draw:layer="layout" svg:width="1.905cm" svg:height="1.587cm" svg:x="1.905cm" svg:y="13.018cm">
          <text:p text:style-name="P3"><text:a xlink:href="#sort_rough" xlink:type="simple">sort_rough</text:a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2" draw:text-style-name="P3" xml:id="id8" draw:id="id8" draw:layer="layout" svg:width="1.905cm" svg:height="1.588cm" svg:x="1.905cm" svg:y="15.557cm">
          <text:p text:style-name="P3"><text:a xlink:href="#sort_fine" xlink:type="simple">sort_fine</text:a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13" draw:text-style-name="P8" draw:layer="layout" svg:x1="2.858cm" svg:y1="11.748cm" svg:x2="2.858cm" svg:y2="13.018cm" draw:start-shape="id6" draw:start-glue-point="6" draw:end-shape="id7" draw:end-glue-point="4" svg:d="M2858 11748v1270" svg:viewBox="0 0 1 1271">
          <text:p/>
        </draw:connector>
        <draw:connector draw:style-name="gr14" draw:text-style-name="P7" draw:layer="layout" svg:x1="2.858cm" svg:y1="14.605cm" svg:x2="2.858cm" svg:y2="15.557cm" draw:start-shape="id7" draw:start-glue-point="6" draw:end-shape="id8" draw:end-glue-point="4" svg:d="M2858 14605v952" svg:viewBox="0 0 1 953">
          <text:p/>
        </draw:connector>
        <draw:frame draw:style-name="gr15" draw:text-style-name="P9" draw:layer="layout" svg:width="7.938cm" svg:height="7.938cm" svg:x="12.382cm" svg:y="0.317cm">
          <draw:text-box>
            <text:p>StackA StackB</text:p>
            <text:p/>
            <text:p>At least 100 pb</text:p>
            <text:p>At least 100 pa</text:p>
            <text:p>Depending on number of chunks, need to iterate over entire stack A at least X times. Number = 4 means 75, 50, 25, 0 ra</text:p>
            <text:p/>
            <text:p>So far that’s 350</text:p>
            <text:p/>
            <text:p>That leaves about 250 to rb or rrb 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6" draw:text-style-name="P9" draw:layer="layout" svg:width="14.922cm" svg:height="2.245cm" svg:x="5.08cm" svg:y="1.247cm">
          <draw:text-box>
            <text:p>Rough Sort will start with a full Stack A and an empty Stack B. We will divide the stack into chunks and loop over the entire Stack A looking for values that are less than our chunk size. When we find one, we push to B. We return When stack A is empty</text:p>
            <text:p/>
            <text:p>We have 3 variables (Macros) that we can tweak which changes some behavior:</text:p>
            <text:p/>
            <text:p>BIG_CHUNK_COUNT (BCC)<text:tab/>When the initial size of Stack A is greater than or equal to 200 we will divide our Stack A into this number of chunks.</text:p>
            <text:p>SMALL_CHUNK_COUNT (SCC)<text:tab/>When the initial size of Stack A is less 200 we will divide our Stack A into this number of chunks.</text:p>
            <text:p>SMALLEST_ALLOWED_CHUNK (SAC)<text:tab/>When Stack A is less than this size we will not divide into chunks.</text:p>
            <text:p/>
          </draw:text-box>
        </draw:frame>
        <draw:custom-shape draw:style-name="gr17" draw:text-style-name="P3" xml:id="id9" draw:id="id9" draw:layer="layout" svg:width="3.81cm" svg:height="2.54cm" svg:x="1.587cm" svg:y="12.381cm">
          <text:p text:style-name="P3">Is Stack A greater than SAC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8" draw:text-style-name="P3" xml:id="id10" draw:id="id10" draw:layer="layout" svg:width="4.762cm" svg:height="1.27cm" svg:x="7.62cm" svg:y="13.016cm">
          <text:p text:style-name="P3">Push everything in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7" draw:layer="layout" svg:x1="5.397cm" svg:y1="13.651cm" svg:x2="7.62cm" svg:y2="13.651cm" draw:start-shape="id9" draw:start-glue-point="7" draw:end-shape="id10" draw:end-glue-point="5" svg:d="M5397 13651h2223" svg:viewBox="0 0 2224 1">
          <text:p text:style-name="P5">No</text:p>
        </draw:connector>
        <draw:custom-shape draw:style-name="gr4" draw:text-style-name="P3" xml:id="id11" draw:id="id11" draw:layer="layout" svg:width="4.445cm" svg:height="1.27cm" svg:x="1.27cm" svg:y="16.191cm">
          <text:p text:style-name="P3">Call sort_chunk functi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22" draw:id="id22" draw:layer="layout" svg:width="4.445cm" svg:height="1.27cm" svg:x="1.27cm" svg:y="18.097cm">
          <text:p text:style-name="P3">Call get_bottom_quart_siz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name="sort_rough" draw:style-name="gr20" xml:id="id15" draw:id="id15" draw:layer="layout" svg:width="1.905cm" svg:height="1.27cm" svg:x="2.54cm" svg:y="1.27cm">
          <text:p text:style-name="P3"><text:a xlink:href="#sort_ft_five" xlink:type="simple">sort_rough</text:a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21" draw:text-style-name="P7" draw:layer="layout" svg:x1="3.492cm" svg:y1="14.921cm" svg:x2="3.493cm" svg:y2="16.191cm" draw:start-shape="id9" draw:start-glue-point="6" draw:end-shape="id11" draw:end-glue-point="4" svg:d="M3492 14921v636h1v634" svg:viewBox="0 0 2 1271">
          <text:p text:style-name="P5">Yes</text:p>
        </draw:connector>
        <draw:custom-shape draw:style-name="gr22" draw:text-style-name="P3" xml:id="id12" draw:id="id12" draw:layer="layout" svg:width="4.445cm" svg:height="1.27cm" svg:x="1.27cm" svg:y="27.94cm">
          <text:p text:style-name="P3">Return to sort_rough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3" draw:text-style-name="P8" draw:layer="layout" draw:line-skew="-0.426cm" svg:x1="1.27cm" svg:y1="28.575cm" svg:x2="1.587cm" svg:y2="13.651cm" draw:start-shape="id12" draw:start-glue-point="5" draw:end-shape="id9" draw:end-glue-point="5" svg:d="M1270 28575h-953v-14924h1270" svg:viewBox="0 0 1271 14925">
          <text:p/>
        </draw:connector>
        <draw:custom-shape draw:style-name="gr22" draw:text-style-name="P3" xml:id="id16" draw:id="id16" draw:layer="layout" svg:width="4.445cm" svg:height="1.27cm" svg:x="1.27cm" svg:y="3.81cm">
          <text:p text:style-name="P3">Create variable bottom_quart that holds info for the bottom chunk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3" xml:id="id13" draw:id="id13" draw:layer="layout" svg:width="3.81cm" svg:height="2.54cm" svg:x="1.587cm" svg:y="6.032cm">
          <text:p text:style-name="P3">Is Stack A greater than or equal to 200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2" draw:text-style-name="P3" xml:id="id14" draw:id="id14" draw:layer="layout" svg:width="4.445cm" svg:height="1.27cm" svg:x="6.667cm" svg:y="6.667cm">
          <text:p text:style-name="P3">Set bottom_quart[0] to total length of Stack A divided by B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4" draw:text-style-name="P8" draw:layer="layout" svg:x1="5.397cm" svg:y1="7.302cm" svg:x2="6.667cm" svg:y2="7.302cm" draw:start-shape="id13" draw:start-glue-point="7" draw:end-shape="id14" draw:end-glue-point="5" svg:d="M5397 7302h1270" svg:viewBox="0 0 1271 1">
          <text:p text:style-name="P5">Yes</text:p>
        </draw:connector>
        <draw:connector draw:style-name="gr25" draw:text-style-name="P10" draw:layer="layout" svg:x1="3.493cm" svg:y1="2.54cm" svg:x2="3.493cm" svg:y2="3.81cm" draw:start-shape="id15" draw:start-glue-point="6" draw:end-shape="id16" draw:end-glue-point="4" svg:d="M3493 2540v1270" svg:viewBox="0 0 1 1271">
          <text:p/>
        </draw:connector>
        <draw:connector draw:style-name="gr26" draw:text-style-name="P10" draw:layer="layout" svg:x1="3.493cm" svg:y1="5.08cm" svg:x2="3.492cm" svg:y2="6.032cm" draw:start-shape="id16" draw:start-glue-point="6" draw:end-shape="id13" draw:end-glue-point="4" svg:d="M3493 5080v477h-1v475" svg:viewBox="0 0 2 953">
          <text:p/>
        </draw:connector>
        <draw:custom-shape draw:style-name="gr22" draw:text-style-name="P3" xml:id="id17" draw:id="id17" draw:layer="layout" svg:width="4.445cm" svg:height="1.27cm" svg:x="1.27cm" svg:y="9.525cm">
          <text:p text:style-name="P3">Set bottom_quart[0] to total length of Stack A divided by SCC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7" draw:text-style-name="P10" draw:layer="layout" svg:x1="3.492cm" svg:y1="8.572cm" svg:x2="3.493cm" svg:y2="9.525cm" draw:start-shape="id13" draw:start-glue-point="6" draw:end-shape="id17" draw:end-glue-point="4" svg:d="M3492 8572v477h1v476" svg:viewBox="0 0 2 954">
          <text:p>No</text:p>
        </draw:connector>
        <draw:connector draw:style-name="gr28" draw:text-style-name="P10" draw:layer="layout" svg:x1="3.493cm" svg:y1="10.795cm" svg:x2="3.492cm" svg:y2="12.381cm" draw:start-shape="id17" draw:start-glue-point="6" draw:end-shape="id9" draw:end-glue-point="4" svg:d="M3493 10795v794h-1v792" svg:viewBox="0 0 2 1587">
          <text:p/>
        </draw:connector>
        <draw:connector draw:style-name="gr29" draw:text-style-name="P10" draw:layer="layout" draw:line-skew="1.587cm" svg:x1="8.89cm" svg:y1="7.937cm" svg:x2="3.492cm" svg:y2="12.381cm" draw:start-shape="id14" draw:start-glue-point="6" draw:end-shape="id9" draw:end-glue-point="4" svg:d="M8890 7937v3810h-5398v634" svg:viewBox="0 0 5399 4445">
          <text:p/>
        </draw:connector>
        <draw:custom-shape draw:style-name="gr22" draw:text-style-name="P3" xml:id="id21" draw:id="id21" draw:layer="layout" svg:width="4.445cm" svg:height="1.27cm" svg:x="6.35cm" svg:y="18.097cm">
          <text:p text:style-name="P3">Duplicate Stack A into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0" draw:text-style-name="P5" xml:id="id18" draw:id="id18" draw:layer="layout" svg:width="5.08cm" svg:height="1.905cm" svg:x="12.065cm" svg:y="19.685cm">
          <text:p text:style-name="P5">Is Stack A greater than bottom_quart[0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3" xml:id="id19" draw:id="id19" draw:layer="layout" svg:width="4.445cm" svg:height="1.27cm" svg:x="6.35cm" svg:y="20.002cm">
          <text:p text:style-name="P3">Set bottom_quart[1] to content of bottom_quart[0]’th index in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3" xml:id="id20" draw:id="id20" draw:layer="layout" svg:width="4.445cm" svg:height="1.27cm" svg:x="12.382cm" svg:y="22.225cm">
          <text:p text:style-name="P3">Set bottom_quart[1] to content of last index in sorted Stack C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1" draw:text-style-name="P10" draw:layer="layout" svg:x1="12.065cm" svg:y1="20.638cm" svg:x2="10.795cm" svg:y2="20.637cm" draw:start-shape="id18" draw:start-glue-point="5" draw:end-shape="id19" draw:end-glue-point="7" svg:d="M12065 20638h-635v-1h-635" svg:viewBox="0 0 1271 2">
          <text:p>Yes</text:p>
        </draw:connector>
        <draw:connector draw:style-name="gr32" draw:text-style-name="P10" draw:layer="layout" svg:x1="14.605cm" svg:y1="21.59cm" svg:x2="14.605cm" svg:y2="22.225cm" draw:start-shape="id18" draw:start-glue-point="6" draw:end-shape="id20" draw:end-glue-point="4" svg:d="M14605 21590v635" svg:viewBox="0 0 1 636">
          <text:p>No</text:p>
        </draw:connector>
        <draw:connector draw:style-name="gr33" draw:text-style-name="P10" draw:layer="layout" svg:x1="10.795cm" svg:y1="18.732cm" svg:x2="14.605cm" svg:y2="19.685cm" draw:start-shape="id21" draw:start-glue-point="7" draw:end-shape="id18" draw:end-glue-point="4" svg:d="M10795 18732h3810v953" svg:viewBox="0 0 3811 954">
          <text:p/>
        </draw:connector>
        <draw:connector draw:style-name="gr34" draw:text-style-name="P10" draw:layer="layout" svg:x1="3.493cm" svg:y1="17.461cm" svg:x2="3.493cm" svg:y2="18.097cm" draw:start-shape="id11" draw:start-glue-point="6" draw:end-shape="id22" draw:end-glue-point="4" svg:d="M3493 17461v636" svg:viewBox="0 0 1 637">
          <text:p/>
        </draw:connector>
        <draw:connector draw:style-name="gr35" draw:text-style-name="P10" draw:layer="layout" svg:x1="5.715cm" svg:y1="18.732cm" svg:x2="6.35cm" svg:y2="18.732cm" draw:start-shape="id22" draw:start-glue-point="7" draw:end-shape="id21" draw:end-glue-point="5" svg:d="M5715 18732h635" svg:viewBox="0 0 636 1">
          <text:p/>
        </draw:connector>
        <draw:custom-shape draw:style-name="gr22" draw:text-style-name="P3" xml:id="id23" draw:id="id23" draw:layer="layout" svg:width="4.445cm" svg:height="1.27cm" svg:x="1.27cm" svg:y="22.225cm">
          <text:p text:style-name="P3">Clear Sorted Stack C and 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6" draw:text-style-name="P10" draw:layer="layout" svg:x1="12.382cm" svg:y1="22.86cm" svg:x2="5.715cm" svg:y2="22.86cm" draw:start-shape="id20" draw:start-glue-point="5" draw:end-shape="id23" svg:d="M12382 22860h-6667" svg:viewBox="0 0 6668 1">
          <text:p/>
        </draw:connector>
        <draw:connector draw:style-name="gr37" draw:text-style-name="P10" draw:layer="layout" svg:x1="6.35cm" svg:y1="20.637cm" svg:x2="3.493cm" svg:y2="22.225cm" draw:start-shape="id19" draw:start-glue-point="5" draw:end-shape="id23" draw:end-glue-point="4" svg:d="M6350 20637h-2857v1588" svg:viewBox="0 0 2858 1589">
          <text:p/>
        </draw:connector>
        <draw:connector draw:style-name="gr38" draw:text-style-name="P10" draw:layer="layout" svg:x1="3.493cm" svg:y1="23.495cm" svg:x2="3.493cm" svg:y2="24.13cm" draw:start-shape="id23" draw:start-glue-point="6" draw:end-shape="id24" draw:end-glue-point="4" svg:d="M3493 23495v635" svg:viewBox="0 0 1 636">
          <text:p/>
        </draw:connector>
        <draw:custom-shape draw:style-name="gr22" draw:text-style-name="P3" xml:id="id24" draw:id="id24" draw:layer="layout" svg:width="4.445cm" svg:height="1.27cm" svg:x="1.27cm" svg:y="24.13cm">
          <text:p text:style-name="P3">Call sort_move_chun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3" xml:id="id25" draw:id="id25" draw:layer="layout" svg:width="4.445cm" svg:height="1.27cm" svg:x="6.35cm" svg:y="24.13cm">
          <text:p text:style-name="P3">Get length of Stack A and iterate over it with variable I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9" draw:text-style-name="P10" draw:layer="layout" svg:x1="5.715cm" svg:y1="24.765cm" svg:x2="6.35cm" svg:y2="24.765cm" draw:start-shape="id24" draw:start-glue-point="7" draw:end-shape="id25" draw:end-glue-point="5" svg:d="M5715 24765h635" svg:viewBox="0 0 636 1">
          <text:p/>
        </draw:connector>
        <draw:custom-shape draw:style-name="gr40" draw:text-style-name="P5" xml:id="id27" draw:id="id27" draw:layer="layout" svg:width="3.81cm" svg:height="1.905cm" svg:x="13.97cm" svg:y="23.812cm">
          <text:p text:style-name="P5">Is content of current Stack A node less than or equal to bottom_quart[1]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2" draw:text-style-name="P3" xml:id="id28" draw:id="id28" draw:layer="layout" svg:width="4.445cm" svg:height="1.27cm" svg:x="16.192cm" svg:y="27.305cm">
          <text:p text:style-name="P3">Push node to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3" xml:id="id29" draw:id="id29" draw:layer="layout" svg:width="4.445cm" svg:height="1.27cm" svg:x="11.112cm" svg:y="27.305cm">
          <text:p text:style-name="P3">Rotate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0" draw:text-style-name="P5" xml:id="id26" draw:id="id26" draw:layer="layout" svg:width="3.81cm" svg:height="1.905cm" svg:x="6.667cm" svg:y="26.035cm">
          <text:p text:style-name="P5">Is I less than length of Stack A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1" draw:text-style-name="P10" draw:layer="layout" svg:x1="10.477cm" svg:y1="26.988cm" svg:x2="13.97cm" svg:y2="24.765cm" draw:start-shape="id26" draw:start-glue-point="7" draw:end-shape="id27" draw:end-glue-point="5" svg:d="M10477 26988h1747v-2223h1746" svg:viewBox="0 0 3494 2224">
          <text:p>Yes</text:p>
        </draw:connector>
        <draw:connector draw:style-name="gr42" draw:text-style-name="P10" draw:layer="layout" svg:x1="6.667cm" svg:y1="26.988cm" svg:x2="3.493cm" svg:y2="27.94cm" draw:start-shape="id26" draw:start-glue-point="5" draw:end-shape="id12" draw:end-glue-point="4" svg:d="M6667 26988h-3174v952" svg:viewBox="0 0 3175 953">
          <text:p>No</text:p>
          <text:p/>
          <text:p/>
          <text:p/>
          <text:p/>
        </draw:connector>
        <draw:connector draw:style-name="gr43" draw:text-style-name="P10" draw:layer="layout" svg:x1="17.78cm" svg:y1="24.765cm" svg:x2="18.415cm" svg:y2="27.305cm" draw:start-shape="id27" draw:start-glue-point="7" draw:end-shape="id28" draw:end-glue-point="4" svg:d="M17780 24765h635v2540" svg:viewBox="0 0 636 2541">
          <text:p>Yes</text:p>
          <text:p/>
          <text:p/>
          <text:p/>
          <text:p/>
          <text:p/>
          <text:p/>
          <text:p/>
          <text:p/>
          <text:p/>
          <text:p/>
          <text:p/>
        </draw:connector>
        <draw:connector draw:style-name="gr44" draw:text-style-name="P10" draw:layer="layout" svg:x1="15.875cm" svg:y1="25.717cm" svg:x2="13.335cm" svg:y2="27.305cm" draw:start-shape="id27" draw:start-glue-point="6" draw:end-shape="id29" draw:end-glue-point="4" svg:d="M15875 25717v794h-2540v794" svg:viewBox="0 0 2541 1589">
          <text:p>No</text:p>
        </draw:connector>
        <draw:connector draw:style-name="gr45" draw:text-style-name="P10" draw:layer="layout" svg:x1="8.573cm" svg:y1="25.4cm" svg:x2="8.572cm" svg:y2="26.035cm" draw:start-shape="id25" draw:start-glue-point="6" draw:end-shape="id26" draw:end-glue-point="4" svg:d="M8573 25400v318h-1v317" svg:viewBox="0 0 2 636">
          <text:p/>
        </draw:connector>
        <draw:connector draw:style-name="gr46" draw:text-style-name="P10" draw:layer="layout" svg:x1="13.335cm" svg:y1="28.575cm" svg:x2="8.572cm" svg:y2="27.94cm" draw:start-shape="id29" draw:start-glue-point="6" draw:end-shape="id26" draw:end-glue-point="6" svg:d="M13335 28575v527h-4763v-1162" svg:viewBox="0 0 4764 1163">
          <text:p/>
        </draw:connector>
        <draw:connector draw:style-name="gr47" draw:text-style-name="P10" draw:layer="layout" svg:x1="18.415cm" svg:y1="28.575cm" svg:x2="8.572cm" svg:y2="27.94cm" draw:start-shape="id28" draw:start-glue-point="6" draw:end-shape="id26" draw:end-glue-point="6" svg:d="M18415 28575v527h-9843v-1162" svg:viewBox="0 0 9844 1163">
          <text:p/>
        </draw:connector>
        <draw:frame draw:style-name="gr48" draw:text-style-name="P11" draw:layer="layout" svg:width="12.7cm" svg:height="1.905cm" svg:x="6.667cm" svg:y="15.24cm">
          <draw:text-box>
            <text:p>bottom_quart[0] = The index of the value in sorted Stack C that will act as a filter when moving from Stack A to Stack B.</text:p>
            <text:p>bottom_quart[1] = The value to use as a high-pass filter on Stack A. Any value less than or equal to this value can move to Stack B.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49" draw:text-style-name="P9" draw:layer="layout" svg:width="10.16cm" svg:height="1.122cm" svg:x="6.667cm" svg:y="1.27cm">
          <draw:text-box>
            <text:p>This is fine sort as items are returned from Stack B to Stack A. Here, the smallest available number will be rotated to the top of Stack B and then pushed to Stack A resulting in a sorted Stack A when Stack B is empty.</text:p>
          </draw:text-box>
        </draw:frame>
        <draw:custom-shape draw:style-name="gr50" draw:text-style-name="P3" xml:id="id30" draw:id="id30" draw:layer="layout" svg:width="3.81cm" svg:height="2.54cm" svg:x="1.587cm" svg:y="4.127cm">
          <text:p text:style-name="P3">Is Stack B greater than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51" draw:text-style-name="P3" xml:id="id31" draw:id="id31" draw:layer="layout" svg:width="2.858cm" svg:height="1.27cm" svg:x="7.302cm" svg:y="4.762cm">
          <text:p text:style-name="P3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2" draw:text-style-name="P7" draw:layer="layout" svg:x1="5.397cm" svg:y1="5.397cm" svg:x2="7.302cm" svg:y2="5.397cm" draw:start-shape="id30" draw:start-glue-point="7" draw:end-shape="id31" draw:end-glue-point="5" svg:d="M5397 5397h1905" svg:viewBox="0 0 1906 1">
          <text:p text:style-name="P5">No</text:p>
        </draw:connector>
        <draw:custom-shape draw:style-name="gr8" draw:text-style-name="P3" xml:id="id32" draw:id="id32" draw:layer="layout" svg:width="4.445cm" svg:height="0.953cm" svg:x="1.27cm" svg:y="7.937cm">
          <text:p text:style-name="P3">Find the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xml:id="id33" draw:id="id33" draw:layer="layout" svg:width="4.445cm" svg:height="0.953cm" svg:x="1.27cm" svg:y="9.525cm">
          <text:p text:style-name="P3">Call Cost function to find the 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34" draw:id="id34" draw:layer="layout" svg:width="4.445cm" svg:height="1.27cm" svg:x="1.27cm" svg:y="11.112cm">
          <text:p text:style-name="P3">Rotate or Reverse Rotate to put biggest value at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3" xml:id="id35" draw:id="id35" draw:layer="layout" svg:width="4.445cm" svg:height="0.953cm" svg:x="1.27cm" svg:y="13.017cm">
          <text:p text:style-name="P3">Push top of Stack B (biggest value) to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3" draw:text-style-name="P7" draw:layer="layout" svg:x1="3.492cm" svg:y1="6.667cm" svg:x2="3.493cm" svg:y2="7.937cm" draw:start-shape="id30" draw:start-glue-point="6" draw:end-shape="id32" draw:end-glue-point="4" svg:d="M3492 6667v635h1v635" svg:viewBox="0 0 2 1271">
          <text:p text:style-name="P5">Yes</text:p>
        </draw:connector>
        <draw:connector draw:style-name="gr54" draw:text-style-name="P8" draw:layer="layout" svg:x1="3.493cm" svg:y1="8.89cm" svg:x2="3.493cm" svg:y2="9.525cm" draw:start-shape="id32" draw:start-glue-point="6" draw:end-shape="id33" draw:end-glue-point="4" svg:d="M3493 8890v635" svg:viewBox="0 0 1 636">
          <text:p/>
        </draw:connector>
        <draw:connector draw:style-name="gr55" draw:text-style-name="P8" draw:layer="layout" svg:x1="3.493cm" svg:y1="10.478cm" svg:x2="3.493cm" svg:y2="11.112cm" draw:start-shape="id33" draw:start-glue-point="6" draw:end-shape="id34" draw:end-glue-point="4" svg:d="M3493 10478v634" svg:viewBox="0 0 1 635">
          <text:p/>
        </draw:connector>
        <draw:connector draw:style-name="gr56" draw:text-style-name="P8" draw:layer="layout" svg:x1="3.493cm" svg:y1="12.382cm" svg:x2="3.493cm" svg:y2="13.017cm" draw:start-shape="id34" draw:start-glue-point="6" draw:end-shape="id35" draw:end-glue-point="4" svg:d="M3493 12382v635" svg:viewBox="0 0 1 636">
          <text:p/>
        </draw:connector>
        <draw:connector draw:style-name="gr57" draw:text-style-name="P8" draw:layer="layout" draw:line-skew="-0.108cm" svg:x1="1.27cm" svg:y1="13.494cm" svg:x2="1.587cm" svg:y2="5.397cm" draw:start-shape="id35" draw:start-glue-point="5" draw:end-shape="id30" draw:end-glue-point="5" svg:d="M1270 13494h-635v-8097h952" svg:viewBox="0 0 953 8098">
          <text:p/>
        </draw:connector>
        <draw:custom-shape draw:name="sort_fine" draw:style-name="gr58" draw:text-style-name="P3" xml:id="id36" draw:id="id36" draw:layer="layout" svg:width="1.905cm" svg:height="1.27cm" svg:x="2.54cm" svg:y="1.27cm">
          <text:p text:style-name="P3"><text:a xlink:href="#sort_ft_five" xlink:type="simple">sort_fine</text:a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59" draw:text-style-name="P8" draw:layer="layout" svg:x1="3.493cm" svg:y1="2.54cm" svg:x2="3.492cm" svg:y2="4.127cm" draw:start-shape="id36" draw:start-glue-point="6" draw:end-shape="id30" draw:end-glue-point="4" svg:d="M3493 2540v794h-1v793" svg:viewBox="0 0 2 1588">
          <text:p/>
        </draw:connector>
      </draw:page>
      <draw:page draw:name="page4" draw:style-name="dp1" draw:master-page-name="Default">
        <office:forms form:automatic-focus="false" form:apply-design-mode="false"/>
        <draw:frame draw:style-name="gr49" draw:text-style-name="P9" draw:layer="layout" svg:width="10.16cm" svg:height="1.122cm" svg:x="6.35cm" svg:y="3.323cm">
          <draw:text-box>
            <text:p>This is fine sort as items are returned from Stack B to Stack A. Here, the smallest available number will be rotated to the top of Stack B and then pushed to Stack A resulting in a sorted Stack A when Stack B is empty.</text:p>
          </draw:text-box>
        </draw:frame>
        <draw:custom-shape draw:style-name="gr17" draw:text-style-name="P3" xml:id="id37" draw:id="id37" draw:layer="layout" svg:width="3.81cm" svg:height="2.54cm" svg:x="1.587cm" svg:y="4.127cm">
          <text:p text:style-name="P3">Is Stack B greater than 0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0" draw:text-style-name="P3" xml:id="id38" draw:id="id38" draw:layer="layout" svg:width="2.858cm" svg:height="1.27cm" svg:x="7.302cm" svg:y="4.762cm">
          <text:p text:style-name="P3">Retur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2" draw:text-style-name="P7" draw:layer="layout" svg:x1="5.397cm" svg:y1="5.397cm" svg:x2="7.302cm" svg:y2="5.397cm" draw:start-shape="id37" draw:start-glue-point="7" draw:end-shape="id38" draw:end-glue-point="5" svg:d="M5397 5397h1905" svg:viewBox="0 0 1906 1">
          <text:p text:style-name="P5">No</text:p>
        </draw:connector>
        <draw:custom-shape draw:style-name="gr61" draw:text-style-name="P3" xml:id="id39" draw:id="id39" draw:layer="layout" svg:width="4.445cm" svg:height="0.953cm" svg:x="1.27cm" svg:y="7.937cm">
          <text:p text:style-name="P3">Find the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3" draw:layer="layout" svg:width="4.445cm" svg:height="0.953cm" svg:x="1.27cm" svg:y="11.112cm">
          <text:p text:style-name="P3">Call Cost function to find the biggest value’s distance from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3" xml:id="id40" draw:id="id40" draw:layer="layout" svg:width="4.445cm" svg:height="1.27cm" svg:x="1.27cm" svg:y="16.192cm">
          <text:p text:style-name="P3">Rotate or Reverse Rotate to put biggest value at the top of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3" xml:id="id41" draw:id="id41" draw:layer="layout" svg:width="4.445cm" svg:height="0.953cm" svg:x="1.27cm" svg:y="18.097cm">
          <text:p text:style-name="P3">Push top of Stack B (biggest value) to Stack A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3" draw:text-style-name="P7" draw:layer="layout" svg:x1="3.492cm" svg:y1="6.667cm" svg:x2="3.493cm" svg:y2="7.937cm" draw:start-shape="id37" draw:start-glue-point="6" draw:end-shape="id39" draw:end-glue-point="4" svg:d="M3492 6667v635h1v635" svg:viewBox="0 0 2 1271">
          <text:p text:style-name="P5">Yes</text:p>
        </draw:connector>
        <draw:connector draw:style-name="gr56" draw:text-style-name="P8" draw:layer="layout" svg:x1="3.493cm" svg:y1="17.462cm" svg:x2="3.493cm" svg:y2="18.097cm" draw:start-shape="id40" draw:start-glue-point="6" draw:end-shape="id41" draw:end-glue-point="4" svg:d="M3493 17462v635" svg:viewBox="0 0 1 636">
          <text:p/>
        </draw:connector>
        <draw:connector draw:style-name="gr57" draw:text-style-name="P8" draw:layer="layout" draw:line-skew="-0.108cm" svg:x1="1.27cm" svg:y1="18.574cm" svg:x2="1.587cm" svg:y2="5.397cm" draw:start-shape="id41" draw:start-glue-point="5" draw:end-shape="id37" draw:end-glue-point="5" svg:d="M1270 18574h-635v-13177h952" svg:viewBox="0 0 953 13178">
          <text:p/>
        </draw:connector>
        <draw:custom-shape draw:name="sort_fine 1" draw:style-name="gr58" draw:text-style-name="P3" xml:id="id42" draw:id="id42" draw:layer="layout" svg:width="1.905cm" svg:height="1.27cm" svg:x="2.54cm" svg:y="1.27cm">
          <text:p text:style-name="P3"><text:a xlink:href="#sort_ft_five" xlink:type="simple">sort_fine</text:a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onnector draw:style-name="gr59" draw:text-style-name="P8" draw:layer="layout" svg:x1="3.493cm" svg:y1="2.54cm" svg:x2="3.492cm" svg:y2="4.127cm" draw:start-shape="id42" draw:start-glue-point="6" draw:end-shape="id37" draw:end-glue-point="4" svg:d="M3493 2540v794h-1v793" svg:viewBox="0 0 2 1588">
          <text:p/>
        </draw:connector>
        <draw:frame draw:style-name="gr48" draw:text-style-name="P13" draw:layer="layout" svg:width="11.43cm" svg:height="1.587cm" svg:x="5.397cm" svg:y="0.635cm">
          <draw:text-box>
            <text:p text:style-name="P12"><text:span text:style-name="T2">New Proposed </text:span><text:span text:style-name="T2">sort_fine</text:span></text:p>
          </draw:text-box>
        </draw:frame>
        <draw:custom-shape draw:style-name="gr61" draw:text-style-name="P3" xml:id="id45" draw:id="id45" draw:layer="layout" svg:width="4.445cm" svg:height="0.953cm" svg:x="1.27cm" svg:y="9.524cm">
          <text:p text:style-name="P3">Find the Second Biggest in Stack 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3" xml:id="id43" draw:id="id43" draw:layer="layout" svg:width="4.445cm" svg:height="0.953cm" svg:x="1.27cm" svg:y="12.7cm">
          <text:p text:style-name="P3">Calculate Cost for both Biggest and Second Bigges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" xml:id="id44" draw:id="id44" draw:layer="layout" svg:width="4.445cm" svg:height="4.763cm" svg:x="6.985cm" svg:y="11.112cm">
          <text:p text:style-name="P3">Cost is Negative for rrb and positive for rb.</text:p>
          <text:p text:style-name="P3"/>
          <text:p text:style-name="P3">If one cost is positive and one is negative the fastest way between the two is simply rotating</text:p>
          <text:p text:style-name="P3"/>
          <text:p text:style-name="P3">If both have the same sign, rather than moving past one to move the other then reverse back, you can save time by moving both in a single pass, then checking if they’re in order in Stack A afterwards, if not, Swap A.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" draw:text-style-name="P3" xml:id="id46" draw:id="id46" draw:layer="layout" svg:width="4.445cm" svg:height="3.175cm" svg:x="11.112cm" svg:y="7.302cm">
          <text:p text:style-name="P3">Call second_biggest function which returns index of second biggest or -1 if there is only 1 item in Stack B</text:p>
          <text:p text:style-name="P3"/>
          <text:p text:style-name="P3">Otherwise, loop over Stack B:<text:line-break/>If [ current→content &gt; ret &amp;&amp; current_content &lt; biggest ] then ret = current→content fi.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4" draw:text-style-name="P10" draw:layer="layout" svg:x1="5.715cm" svg:y1="13.177cm" svg:x2="6.985cm" svg:y2="13.494cm" draw:start-shape="id43" draw:start-glue-point="7" draw:end-shape="id44" draw:end-glue-point="5" svg:d="M5715 13177h635v317h635" svg:viewBox="0 0 1271 318">
          <text:p/>
        </draw:connector>
        <draw:connector draw:style-name="gr65" draw:text-style-name="P10" draw:layer="layout" svg:x1="5.715cm" svg:y1="10.001cm" svg:x2="11.112cm" svg:y2="8.89cm" draw:start-shape="id45" draw:start-glue-point="7" draw:end-shape="id46" draw:end-glue-point="5" svg:d="M5715 10001h2698v-1111h2699" svg:viewBox="0 0 5398 111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2" draw:display-name="Arrowheads 32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5" draw:display-name="Arrowheads 5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4" draw:display-name="Arrowheads 54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" draw:display-name="Arrowheads 6" svg:viewBox="0 0 20 20" svg:d="M0 20l10-20 10 20z"/>
    <draw:marker draw:name="Arrowheads_20_60" draw:display-name="Arrowheads 60" svg:viewBox="0 0 20 20" svg:d="M0 20l10-20 10 20z"/>
    <draw:marker draw:name="Arrowheads_20_65" draw:display-name="Arrowheads 65" svg:viewBox="0 0 20 20" svg:d="M0 20l10-20 10 20z"/>
    <draw:marker draw:name="Arrowheads_20_66" draw:display-name="Arrowheads 66" svg:viewBox="0 0 20 20" svg:d="M0 20l10-20 10 20z"/>
    <draw:marker draw:name="Arrowheads_20_67" draw:display-name="Arrowheads 67" svg:viewBox="0 0 20 20" svg:d="M0 20l10-20 10 20z"/>
    <draw:marker draw:name="Arrowheads_20_68" draw:display-name="Arrowheads 68" svg:viewBox="0 0 20 20" svg:d="M0 20l10-20 10 20z"/>
    <draw:marker draw:name="Arrowheads_20_69" draw:display-name="Arrowheads 69" svg:viewBox="0 0 20 20" svg:d="M0 20l10-20 10 20z"/>
    <draw:marker draw:name="Arrowheads_20_70" draw:display-name="Arrowheads 70" svg:viewBox="0 0 20 20" svg:d="M0 20l10-20 10 20z"/>
    <draw:marker draw:name="Arrowheads_20_71" draw:display-name="Arrowheads 71" svg:viewBox="0 0 20 20" svg:d="M0 20l10-20 10 20z"/>
    <draw:marker draw:name="Arrowheads_20_72" draw:display-name="Arrowheads 72" svg:viewBox="0 0 20 20" svg:d="M0 20l10-20 10 20z"/>
    <draw:marker draw:name="Arrowheads_20_73" draw:display-name="Arrowheads 73" svg:viewBox="0 0 20 20" svg:d="M0 20l10-20 10 20z"/>
    <draw:marker draw:name="Arrowheads_20_74" draw:display-name="Arrowheads 74" svg:viewBox="0 0 20 20" svg:d="M0 20l10-20 10 20z"/>
    <draw:marker draw:name="Arrowheads_20_75" draw:display-name="Arrowheads 75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1cm" svg:stroke-color="#000000" draw:marker-start-width="0.279cm" draw:marker-start-center="false" draw:marker-end-width="0.279cm" draw:marker-end-center="false" draw:fill="solid" draw:fill-color="#b2b2b2" draw:textarea-horizontal-align="left" draw:textarea-vertical-align="top" draw:auto-grow-height="false" fo:min-height="0.907cm" fo:min-width="1.804cm" fo:padding-top="0.051cm" fo:padding-bottom="0.051cm" fo:padding-left="0.051cm" fo:padding-right="0.051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draw:fill="none" draw:textarea-horizontal-align="center" draw:textarea-vertical-align="middle" fo:padding-top="0.127cm" fo:padding-left="0.127cm" fo:padding-right="0.127cm" fo:wrap-option="wrap"/>
      <style:paragraph-properties>
        <style:tab-stops/>
      </style:paragraph-properties>
      <style:text-properties fo:color="#000000" loext:opacity="100%" fo:background-color="#b2b2b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17T09:23:02.261636072</meta:creation-date>
    <dc:date>2023-03-18T09:22:29.789271000</dc:date>
    <meta:editing-duration>PT4H47M40S</meta:editing-duration>
    <meta:editing-cycles>22</meta:editing-cycles>
    <meta:generator>LibreOffice/7.3.7.2$Linux_X86_64 LibreOffice_project/30$Build-2</meta:generator>
    <meta:document-statistic meta:object-count="99"/>
  </office:meta>
</office:document-meta>
</file>